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141.82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7"/>
    </number:number-style>
    <number:number-style style:name="N108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Kategorija_20_vrtilne_20_tabele" style:display-name="Kategorija vrtilne tabe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Naslov_20_vrtilne_20_tabele" style:display-name="Naslov vrtilne tabe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lje_20_vrtilne_20_tabele" style:display-name="Polje vrtilne tabele" style:family="table-cell" style:parent-style-name="Default" style:data-style-name="N0">
      <style:table-cell-properties fo:background-color="transparent" style:vertical-align="automatic"/>
    </style:style>
    <style:style style:name="Rezultat_20_vrtilne_20_tabele" style:display-name="Rezultat vrtilne tabele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Vogal_20_vrtilne_20_tabele" style:display-name="Vogal vrtilne tabele" style:family="table-cell" style:parent-style-name="Default" style:data-style-name="N0">
      <style:table-cell-properties fo:background-color="transparent" style:vertical-align="automatic"/>
    </style:style>
    <style:style style:name="Vrednost_20_vrtilne_20_tabele" style:display-name="Vrednost vrtilne tabele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24T17:23:45Z</meta:creation-date>
    <dc:date>2019-11-24T18:46:24.666037626</dc:date>
    <meta:editing-cycles>5</meta:editing-cycles>
    <meta:editing-duration>PT9M38S</meta:editing-duration>
    <meta:document-statistic meta:table-count="1" meta:cell-count="329" meta:object-count="0"/>
  </office:meta>
</office:document-meta>
</file>